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style>
    <style:style style:name="P3" style:family="paragraph" style:parent-style-name="Standard">
      <style:text-properties fo:font-size="18pt" fo:font-weight="bold" style:font-size-asian="18pt" style:font-weight-asian="bold" style:font-size-complex="18pt"/>
    </style:style>
    <style:style style:name="P4" style:family="paragraph" style:parent-style-name="Standard">
      <style:paragraph-properties fo:text-align="start" style:justify-single-word="false"/>
      <style:text-properties fo:font-size="18pt" fo:font-weight="bold" style:font-size-asian="18pt" style:font-weight-asian="bold" style:font-size-complex="18pt"/>
    </style:style>
    <style:style style:name="P5" style:family="paragraph" style:parent-style-name="Standard">
      <style:text-properties fo:font-size="12pt" style:font-size-asian="12pt" style:font-size-complex="12pt"/>
    </style:style>
    <style:style style:name="P6" style:family="paragraph" style:parent-style-name="Standard">
      <style:paragraph-properties fo:line-height="138%"/>
      <style:text-properties fo:font-size="12pt" style:font-size-asian="12pt" style:font-size-complex="12pt"/>
    </style:style>
    <style:style style:name="P7" style:family="paragraph" style:parent-style-name="Standard">
      <style:text-properties fo:font-size="12pt" fo:font-weight="bold" style:font-size-asian="12pt" style:font-weight-asian="bold" style:font-size-complex="12pt"/>
    </style:style>
    <style:style style:name="P8" style:family="paragraph" style:parent-style-name="Standard">
      <style:text-properties fo:color="#ff0000" fo:font-size="12pt" style:font-size-asian="12pt" style:font-size-complex="12pt"/>
    </style:style>
    <style:style style:name="P9" style:family="paragraph" style:parent-style-name="Standard">
      <style:paragraph-properties fo:line-height="138%"/>
    </style:style>
    <style:style style:name="P10" style:family="paragraph" style:parent-style-name="Standard">
      <style:paragraph-properties fo:margin-left="0in" fo:margin-right="0in" fo:text-align="start" style:justify-single-word="false" fo:text-indent="0.5in" style:auto-text-indent="false"/>
    </style:style>
    <style:style style:name="P11" style:family="paragraph" style:parent-style-name="Standard">
      <style:paragraph-properties fo:margin-left="0in" fo:margin-right="0in" fo:text-align="start" style:justify-single-word="false" fo:text-indent="0.5in" style:auto-text-indent="false"/>
      <style:text-properties fo:font-size="12pt" style:font-size-asian="12pt" style:font-size-complex="12pt"/>
    </style:style>
    <style:style style:name="P12" style:family="paragraph" style:parent-style-name="Standard" style:master-page-name="Standard">
      <style:paragraph-properties fo:text-align="center" style:justify-single-word="false" style:page-number="1"/>
    </style:style>
    <style:style style:name="P13" style:family="paragraph" style:parent-style-name="Heading_20_1">
      <style:paragraph-properties fo:margin-left="0in" fo:margin-right="0.278in" fo:margin-top="0.0693in" fo:margin-bottom="0.0835in" loext:contextual-spacing="false" fo:line-height="110%" fo:text-align="start" style:justify-single-word="false" fo:text-indent="0in" style:auto-text-indent="false"/>
      <style:text-properties style:font-name="Open Sans" fo:font-size="18pt" fo:font-weight="bold" style:font-name-asian="Open Sans1" style:font-size-asian="18pt" style:font-weight-asian="bold" style:font-name-complex="Open Sans1" style:font-size-complex="18pt"/>
    </style:style>
    <style:style style:name="P14" style:family="paragraph" style:parent-style-name="Heading_20_1">
      <style:paragraph-properties fo:margin-left="0in" fo:margin-right="0.278in" fo:margin-top="0.0693in" fo:margin-bottom="0.0835in" loext:contextual-spacing="false" fo:line-height="110%" fo:text-indent="0in" style:auto-text-indent="false"/>
    </style:style>
    <style:style style:name="P15" style:family="paragraph" style:parent-style-name="Heading_20_1">
      <style:paragraph-properties fo:margin-left="0in" fo:margin-right="0.278in" fo:margin-top="0.0693in" fo:margin-bottom="0.0835in" loext:contextual-spacing="false" fo:line-height="110%" fo:text-align="center" style:justify-single-word="false" fo:text-indent="0in" style:auto-text-indent="false"/>
    </style:style>
    <style:style style:name="P16" style:family="paragraph" style:parent-style-name="Heading_20_1">
      <style:paragraph-properties fo:margin-left="0in" fo:margin-right="0.278in" fo:margin-top="0.0693in" fo:margin-bottom="0.0835in" loext:contextual-spacing="false" fo:line-height="110%" fo:text-indent="0in" style:auto-text-indent="false"/>
    </style:style>
    <style:style style:name="P17" style:family="paragraph" style:parent-style-name="Heading_20_1">
      <style:paragraph-properties fo:margin-top="0in" fo:margin-bottom="0in" loext:contextual-spacing="false" fo:line-height="100%" fo:keep-together="auto" fo:keep-with-next="auto"/>
      <style:text-properties fo:font-size="12pt" style:font-size-asian="12pt" style:font-size-complex="12pt"/>
    </style:style>
    <style:style style:name="P18" style:family="paragraph" style:parent-style-name="Heading_20_1">
      <style:paragraph-properties fo:margin-left="0in" fo:margin-right="0.278in" fo:margin-top="0.0693in" fo:margin-bottom="0.0835in" loext:contextual-spacing="false" fo:line-height="110%" fo:text-indent="0.5in" style:auto-text-indent="false"/>
    </style:style>
    <style:style style:name="T1" style:family="text">
      <style:text-properties fo:font-size="24pt" fo:font-weight="bold" style:font-size-asian="24pt" style:font-weight-asian="bold" style:font-size-complex="24pt"/>
    </style:style>
    <style:style style:name="T2" style:family="text">
      <style:text-properties fo:font-size="18pt" fo:font-weight="bold" style:font-size-asian="18pt" style:font-weight-asian="bold" style:font-size-complex="18pt"/>
    </style:style>
    <style:style style:name="T3" style:family="text">
      <style:text-properties fo:font-size="18pt" style:font-size-asian="18pt" style:font-size-complex="18pt"/>
    </style:style>
    <style:style style:name="T4" style:family="text">
      <style:text-properties style:font-name="Open Sans" fo:font-size="18pt" fo:font-weight="bold" style:font-name-asian="Open Sans1" style:font-size-asian="18pt" style:font-weight-asian="bold" style:font-name-complex="Open Sans1" style:font-size-complex="18pt"/>
    </style:style>
    <style:style style:name="T5" style:family="text">
      <style:text-properties style:font-name="Open Sans" fo:font-size="18pt" style:text-underline-style="solid" style:text-underline-width="auto" style:text-underline-color="font-color" fo:font-weight="bold" style:font-name-asian="Open Sans1" style:font-size-asian="18pt" style:font-weight-asian="bold" style:font-name-complex="Open Sans1" style:font-size-complex="18pt"/>
    </style:style>
    <style:style style:name="T6" style:family="text">
      <style:text-properties style:font-name="Open Sans" fo:font-size="14pt" style:text-underline-style="solid" style:text-underline-width="auto" style:text-underline-color="font-color" fo:font-weight="bold" style:font-name-asian="Open Sans1" style:font-size-asian="14pt" style:font-weight-asian="bold" style:font-name-complex="Open Sans1" style:font-size-complex="14pt"/>
    </style:style>
    <style:style style:name="T7" style:family="text">
      <style:text-properties fo:font-size="15pt" style:font-size-asian="15pt" style:font-size-complex="15pt"/>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style>
    <style:style style:name="T10" style:family="text">
      <style:text-properties fo:font-size="30pt" style:font-size-asian="30pt" style:font-size-complex="30pt"/>
    </style:style>
    <style:style style:name="T11" style:family="text">
      <style:text-properties fo:font-style="italic" style:font-style-asian="italic"/>
    </style:style>
    <style:style style:name="T12" style:family="text">
      <style:text-properties fo:color="#ff0000"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Mécanique du jeu</text:span></text:p>
      <text:p text:style-name="P2"/>
      <text:p text:style-name="Standard"><text:span text:style-name="T2">Sommaire :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4"/>
      <text:p text:style-name="P13"><text:bookmark text:name="_bpsce76bfyv"/></text:p>
      <text:p text:style-name="Standard"/>
      <text:p text:style-name="P15"><text:bookmark text:name="_oxbmybwl5g70"/><text:span text:style-name="T4"><text:s/>● </text:span><text:span text:style-name="T5">Important</text:span><text:span text:style-name="T4"> ●</text:span></text:p>
      <text:p text:style-name="Standard"/>
      <text:p text:style-name="P14"><text:bookmark text:name="_s0b19q5iadrr"/><text:span text:style-name="T6">❯ Vision de jeu</text:span></text:p>
      <text:p text:style-name="P10"><text:span text:style-name="T8">Le jeu est en vision 2D, à l’instar de jeu comme Among us ou pokémon, la caméra est placée au-dessus du joueur afin de permettre une navigation dans toutes les directions. Contrairement à un jeu comme New super Mario bros qui est aussi en 2D mais qui ne permet pas de navigation dans chaque direction, seulement gauche-droite ou haut-bas. Lors de moments spécifiques, la vision de jeu peut être modifiée comme par exemple pour un combat de boss afin d'apporter un autre gameplay et de varier l’expérience de jeu. </text:span></text:p>
      <text:p text:style-name="P11"/>
      <text:p text:style-name="P14"><text:bookmark text:name="_dvrwjuy43hp5"/><text:span text:style-name="T6">❯ Type de jeu</text:span></text:p>
      <text:p text:style-name="Standard"><text:tab/><text:span text:style-name="T8">Ce jeu est un R.P.G. c'est-à-dire “role playing game”. On peut le qualifier comme ceci car le joueur évolue dans un monde où il doit augmenter ses compétences, débloquer une variété d'éléments pour progresser dans le jeu. Il y a du tir, de l’exploration, du combat etc… mais cela n’en fait pas un jeu spécifiquement de tir, d’aventure ou de combat, c’est donc un R.P.G. et non M.M.O.R.P.G. car le joueur peut faire son aventure en solo or le M.M.O.R.P.G. est uniquement multijoueurs.</text:span></text:p>
      <text:p text:style-name="P5"/>
      <text:p text:style-name="P14"><text:bookmark text:name="_wcwfpvpykyy"/><text:span text:style-name="T6">❯ Lore du jeu</text:span></text:p>
      <text:p text:style-name="Standard"><text:span text:style-name="T8"><text:tab/>Le lore du jeu n’est pas présent sur ce document car ce n’est pas une mécanique. Le jeu se déroule dans un univers général, mais le jeu en lui-même va se focaliser sur une partie de cet univers, une histoire dans l’histoire. Le joueur va incarner le personnage principal (qui pourra tout de même personnaliser) et subir le scénario du personnage ce qui permet de découvrir l’univers du jeu de son point de vue. C’est un narrateur “héro” à la première personne.</text:span></text:p>
      <text:p text:style-name="P5"/>
      <text:p text:style-name="P5"/>
      <text:p text:style-name="P5"/>
      <text:p text:style-name="P5"/>
      <text:p text:style-name="P5"><text:soft-page-break/></text:p>
      <text:p text:style-name="P5"/>
      <text:p text:style-name="P5"/>
      <text:p text:style-name="P13"><text:bookmark text:name="_1mv4xpeie8m"/></text:p>
      <text:p text:style-name="Standard"/>
      <text:p text:style-name="P15"><text:bookmark text:name="_3rni9x3sw96w"/><text:span text:style-name="T4">● </text:span><text:span text:style-name="T5">Déplacement</text:span><text:span text:style-name="T4"> ●</text:span></text:p>
      <text:p text:style-name="Standard"/>
      <text:p text:style-name="P14"><text:bookmark text:name="_jyr414v515vv"/><text:span text:style-name="T6">❯ Type de déplacement</text:span></text:p>
      <text:p text:style-name="Standard"><text:tab/><text:span text:style-name="T8">Le déplacement du joueur est similaire au jeu Among Us. Il doit être fluide et dans toutes les directions possibles contrairement à des jeux comme les anciens pokémon où le joueur se déplaçait seulement en ligne droite sur des vecteurs, que en axe x et y. Par exemple sur clavier le joueur pourra se déplacer en diagonal en pressant simultanément les touches “Z” et “D” pour aller en diagonal vers le haut et la droite. Sur une manette le joueur pourra aller dans toutes les directions qu’il souhaite. Cela permet de rendre compatible un gameplay de tir sur un jeu 2D avec vue plongeante.</text:span></text:p>
      <text:p text:style-name="P5"/>
      <text:p text:style-name="P14"><text:bookmark text:name="_trt0k865ufkq"/><text:span text:style-name="T6">❯ Endurance</text:span></text:p>
      <text:p text:style-name="Standard"><text:tab/><text:span text:style-name="T8">Le joueur bénéficie d'une barre d'endurance qui permet une accélération du personnage. Lorsque le joueur appuie sur la touche associée à l’utilisation de l’endurance, de l’énergie est consommée en fonction du temps de pression de la touche effectué par le joueur. Pleine, la barre d'endurance possède 3 secondes de capacité et permet une accélération du personnage de 5%, l’accélération comprend la vitesse de déplacement comme le reste des actions du personnage (rechargement, changement d’arme etc…). Si le joueur presse la touche d’accélération pendant 2 secondes, juste 2 secondes d’endurance est consommé, toute la barre n’est pas consommée en appuyant une seule fois. Le temps de recharge de la barre prend toujours le temps de la capacité totale de la barre (3 secondes par défaut) plus 5 secondes, donc 8 secondes par défaut. Les valeurs de l’endurance peuvent être améliorées via les compétences.</text:span></text:p>
      <text:p text:style-name="P5"/>
      <text:p text:style-name="P14"><text:bookmark text:name="_hgpjgqtj047c"/><text:span text:style-name="T6">❯ Vision de déplacement</text:span></text:p>
      <text:p text:style-name="Standard"><text:tab/><text:span text:style-name="T8">Comme indiqué dans la vision de jeu, ce dernier est affiché en 2D. Le personnage du joueur est donc, comme pour le jeu Among us animé en un seul sprite qui est affiché vers la droite, et inversé pour être affiché vers la gauche. Pour monter et descendre, le personnage reste vers la droite ou la gauche en fonction de la dernière direction effectuée par le joueur. Si le joueur monte et que le sprite est affiché à droite par exemple, le sprite reste à droite quand le joueur monte. Pareil à gauche et en descente. Une touche spécifique permet au joueur de bloquer la direction du personnage, il peut reculer à gauche tout en regardant à droite sans que le personnage se retourne, utile lors de combat par exemple.</text:span></text:p>
      <text:p text:style-name="P5"/>
      <text:p text:style-name="P5"/>
      <text:p text:style-name="P17"><text:bookmark text:name="_rtw8ypg9wnns"/></text:p>
      <text:p text:style-name="P15"><text:bookmark text:name="_yw65g5j3nerk"/><text:span text:style-name="T4">● </text:span><text:span text:style-name="T5">Items</text:span><text:span text:style-name="T4"> ●</text:span></text:p>
      <text:p text:style-name="P1"><text:span text:style-name="T10">⚠️</text:span></text:p>
      <text:p text:style-name="P1">C<text:span text:style-name="T11">ette catégorie ne vise qu'à présenter les items dans leurs globalitée et non à les caractériser, par exemple une catégorie d’arme est présentée mais les statistiques de chaque armes et les armes en elle-même ne sont pas évoquées ici.</text:span></text:p>
      <text:p text:style-name="P1"><text:soft-page-break/><text:span text:style-name="T10">⚠️</text:span></text:p>
      <text:p text:style-name="P14"><text:bookmark text:name="_uxjrnwt79j5b"/><text:span text:style-name="T6">❯ Catégorisation</text:span></text:p>
      <text:p text:style-name="Standard"><text:tab/><text:span text:style-name="T8">Les items du jeu, entendez par là tous les objets avec lesquels le joueur peut interagir, sont catégorisés en plusieurs parties. </text:span></text:p>
      <text:p text:style-name="P5"/>
      <text:p text:style-name="P14"><text:bookmark text:name="_z8o4jixtcb7n"/><text:span text:style-name="T6">❯ Cosmétiques</text:span></text:p>
      <text:p text:style-name="Standard"><text:tab/><text:span text:style-name="T8">Les cosmétiques sont des éléments que le joueur peut trouver ou fabriquer qui lui permet de personnaliser son personnage. Ils ont une utilitée purement décorative. </text:span></text:p>
      <text:p text:style-name="P5"/>
      <text:p text:style-name="P14"><text:bookmark text:name="_puahdrdisbvb"/><text:span text:style-name="T6">❯ Key</text:span></text:p>
      <text:p text:style-name="Standard"><text:tab/><text:span text:style-name="T8">Les keys sont des clés que le joueur peut obtenir que via certains événements, il n’est pas possible de les fabriquer. Les keys permettent donc de débloquer une partie de la carte ou des coffres pour récupérer de l’équipement. </text:span></text:p>
      <text:p text:style-name="P5"/>
      <text:p text:style-name="P14"><text:bookmark text:name="_qp0pb6ntuf2j"/><text:span text:style-name="T6">❯ Outils</text:span></text:p>
      <text:p text:style-name="Standard"><text:tab/><text:span text:style-name="T8">Les outils sont des objets qui permettent une interaction avec des éléments de la carte. Par exemple un tournevis. Il n’est pas possible d’utiliser les outils pour attaquer, ces derniers n’ont qu’une utilitée pratique. Ils peuvent être trouvés ou fabriqués</text:span></text:p>
      <text:p text:style-name="P5"/>
      <text:p text:style-name="P14"><text:bookmark text:name="_cd1cswrgdv2f"/><text:span text:style-name="T6">❯ Armes blanches </text:span></text:p>
      <text:p text:style-name="Standard"><text:tab/><text:span text:style-name="T8">Ce type d’arme permet d'attaquer au corps à corps et d’infliger un grand nombre de dégâts, ce qui récompense le joueur pour les risques qu’il prend. Certaines de ces armes infligent des dégâts sur une zone donnée autour du personnage quand d'autres seulement en face du personnage. Ces armes peuvent être modifiées avec des modules et peuvent être trouvées, fabriquées ou achetées.</text:span></text:p>
      <text:p text:style-name="P8"/>
      <text:p text:style-name="P5"/>
      <text:p text:style-name="Standard"/>
      <text:p text:style-name="P14"><text:bookmark text:name="_f60fqh22keig"/><text:span text:style-name="T6">❯ Armes de point</text:span></text:p>
      <text:p text:style-name="Standard"><text:tab/><text:span text:style-name="T8">Ce type d’arme à feu est fait pour être utilisé en courte distance. Comme toutes les armes à feu elles sont modulables, cette catégorie d'armes possède plusieurs armes dont le nombre n’est pas encore définie. Elles possèdent son type de munition qui sont les munitions légères. Par défaut, ces armes génèrent des dégâts modérés qui peuvent être modifiés via les modules. Chaque arme et module aura sa propre fiche descriptive. Elles peuvent être trouvées, fabriquées ou achetées.</text:span></text:p>
      <text:p text:style-name="P5"/>
      <text:p text:style-name="P14"><text:bookmark text:name="_csvmpzfchhn7"/><text:soft-page-break/><text:span text:style-name="T6">❯ Armes d’assaut</text:span></text:p>
      <text:p text:style-name="Standard"><text:tab/><text:span text:style-name="T8">Ce type d’arme à feu est fait pour être utilisé en courte et moyenne distance. Comme toutes les armes à feu elles sont modulables, cette catégorie d'armes possède plusieurs armes dont le nombre n’est pas encore définie. Elles possèdent son type de munition qui sont les munitions lourdes. Par défaut, ces armes génèrent des dégâts moyens qui peuvent être modifiés via les modules. Chaque arme et module aura sa propre fiche descriptive. Elles peuvent être trouvées, fabriquées ou achetées</text:span></text:p>
      <text:p text:style-name="P7"/>
      <text:p text:style-name="P14"><text:bookmark text:name="_qf4t81n3q88b"/><text:span text:style-name="T6">❯ Fusil de précision (ou sniper)</text:span></text:p>
      <text:p text:style-name="Standard"><text:span text:style-name="T9"><text:tab/></text:span><text:span text:style-name="T8">Ce type d’arme à feu est fait pour être utilisé en moyenne distance et non en longue distance car la vision de jeu ne permet de voir extrêmement loin. Comme toutes les armes à feu elles sont modulables, cette catégorie d'armes possède plusieurs armes dont le nombre n’est pas encore définie. Elles possèdent son type de munition qui sont les munitions de gros calibres. Par défaut, ces armes génèrent des dégâts très élevés qui peuvent être modifiés via les modules. Chaque arme et module aura sa propre fiche descriptive. L’utilisation de ce type d’arme permet via une touche de ralentir le temps, dans le lore le personnage retient son souffle ce qui justifie le fait que le temps n’est impacté que pendant 3 secondes, ce paramètre peut être modifié via les compétences. pour la visée, cela sera développé. peuvent être trouvées, fabriquées ou achetées</text:span></text:p>
      <text:p text:style-name="P5"/>
      <text:p text:style-name="P14"><text:bookmark text:name="_nvrpd1qu47kf"/><text:span text:style-name="T6">❯ Fusils à pompes</text:span></text:p>
      <text:p text:style-name="Standard"><text:span text:style-name="T9"><text:tab/></text:span><text:span text:style-name="T8">Ce type d’arme à feu est fait pour être utilisé en très courte distance. Comme toutes les armes à feu elles sont modulables, cette catégorie d'armes possède plusieurs armes dont le nombre n’est pas encore définie. Elles possèdent son type de munition qui sont les munitions cartouches. Par défaut, ces armes génèrent des dégâts très élevés en très courte distance, qui diminuent rapidement en fonction de la distance de la cible touchée, en moyenne distance le fusil à pompe ne génère que peu de dégâts qui peuvent être modifiés via les modules. Chaque arme et module aura sa propre fiche descriptive. peuvent être trouvées, fabriquées ou achetées</text:span></text:p>
      <text:p text:style-name="P14"><text:bookmark text:name="_kw8joep14iw"/><text:span text:style-name="T6">❯ Armes de haute technologie</text:span><text:span text:style-name="T9"><text:tab/></text:span></text:p>
      <text:p text:style-name="P18"><text:bookmark text:name="_q7vvpqe7swo2"/><text:span text:style-name="T8">Ce type d’arme est fait pour être utilisé en courte et moyenne distance. Comme toutes les armes à feu elles sont modulables, cette catégorie d'armes possède plusieurs armes dont le nombre n’est pas encore définie. Elles possèdent son type de munition qui sont les munitions d’Alsur. Ces armes possèdent une place particulière dans le lore du jeu et ont des spécificités propres, certaines munitions, complexes à obtenir sont appelées “smart”, elles peuvent tracer une cible et donc la toucher à 100% des cas. Cette catégorie d’armes possède des modules uniques pouvant offrir une personnalisation de la cadence de tir, des personnalisations d’attaque, par exemple un arc d’Alsur à l’embout du canon générant des dégâts au corps à corps autour du joueur etc… cela sera développé. Elles peuvent seulement être trouvées.</text:span></text:p>
      <text:p text:style-name="Standard"/>
      <text:p text:style-name="P14"><text:bookmark text:name="_du722y42exmd"/><text:span text:style-name="T6">❯ Modules</text:span></text:p>
      <text:p text:style-name="Standard"><text:tab/><text:span text:style-name="T8">Les modules offrent la possibilité au joueur d’améliorer ses armes blanches ou à feu. Se sont par exemple des viseurs, des crosses, des lasers etc… qui permet de modifier les caractéristiques des armes. Tous les modules disponibles seront expliqués. Ils peuvent être trouvés ou achetés. </text:span></text:p>
      <text:p text:style-name="P5"/>
      <text:p text:style-name="P14"><text:bookmark text:name="_w6pmcui4v9az"/><text:span text:style-name="T6">❯ Craft </text:span></text:p>
      <text:p text:style-name="Standard"><text:tab/><text:span text:style-name="T8">Les éléments craft sont des objets qui permettent de construire un objet. Les éléments craft comprennent tous les types d’item (modules, armes blanches etc…). Se sont en quelque sorte des pièces détachées qui, unies via une station de craft forment un nouveau item. Elles peuvent être trouvées ou achetées.</text:span></text:p>
      <text:p text:style-name="P5"/>
      <text:p text:style-name="P14"><text:bookmark text:name="_chirph5tdtz5"/><text:span text:style-name="T6">❯ Décoration &amp; machines</text:span></text:p>
      <text:p text:style-name="Standard"><text:tab/><text:span text:style-name="T8">Ces éléments regroupent tous les objets que le joueur peut placer dans une zone de la carte qui lui est dédiée. Ils peuvent être purement décoratifs avec une interaction possible (comme s'allonger dans un lit) ou utilitaire. Placer des machines comme la station de craft qui permet de fabriquer des items via des éléments craft. Elles peuvent être trouvées, fabriquées ou achetées.</text:span></text:p>
      <text:p text:style-name="P5"/>
      <text:p text:style-name="P14"><text:bookmark text:name="_pqhf539dmp2"/><text:span text:style-name="T6">❯ Divers</text:span></text:p>
      <text:p text:style-name="Standard"><text:soft-page-break/><text:tab/><text:span text:style-name="T8">Cette catégorie d’items inclus tout ceux pas accès nombreux pour avoir leur propre catégorie mais qui reste important. Ce sont par exemple des soins, de la nourriture, des stimulants etc…</text:span></text:p>
      <text:p text:style-name="Standard"><text:tab/></text:p>
      <text:p text:style-name="P7"/>
      <text:p text:style-name="P7"/>
      <text:p text:style-name="P9"><text:span text:style-name="T12">Merci de ne pas faire attention à ce texte, c’est une partie supprimée qui servira pour autre chose développé plus tard.</text:span></text:p>
      <text:p text:style-name="P6"/>
      <text:p text:style-name="P9"><text:span text:style-name="T8">absolument toute la barre d’endurance est consommée. Il n’est pas possible d’utiliser par exemple la moitié de son endurance en variant le temps de pression de la touche associé à l’utilisation de l’endurance. La vitesse du personnage est augmentée de 10% par rapport à sa vitesse de base. Cette accélération dure 4 secondes, le temps de recharge de la barre prend 20 secondes lors de la première utilisation, à chaque utilisation, le temps de recharge augmente de 4 secondes indéfiniment. Des items sont disponibles afin de réinitialiser le temps de recharge à 20 secondes, au niveau des compétences qu’on peut développer, il est possible de diminuer le temps de recharge, le pourcentage de vitesse et le temps d’accélération.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51" meta:word-count="1799" meta:character-count="10747" meta:non-whitespace-character-count="8968"/>
    <meta:generator>LibreOfficeDev/6.0.5.2$Linux_X86_64 LibreOffice_project/</meta:generator>
  </office:meta>
</office:document-meta>
</file>